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OME STUDY</text:p>
      <text:p text:style-name="P1">-chicken: simple genome</text:p>
      <text:p text:style-name="P1">-dog: genetic diseses</text:p>
      <text:p text:style-name="P1">-mouse: standard <text:s/>model</text:p>
      <text:p text:style-name="P1">-animal food species</text:p>
      <text:p text:style-name="P1">-plants: esaployd</text:p>
      <text:p text:style-name="P1"/>
      <text:p text:style-name="P1">MOOR'S LAW</text:p>
      <text:p text:style-name="P1">genomics dosnt respect it.</text:p>
      <text:p text:style-name="P1"/>
      <text:p text:style-name="P1">POPULATION GENETICS</text:p>
      <text:p text:style-name="P1">P: freq of major alleles</text:p>
      <text:p text:style-name="P1">Q; freq. Of minor alleles</text:p>
      <text:p text:style-name="P1"/>
      <text:p text:style-name="P1">HARDY-WEINBERG</text:p>
      <text:p text:style-name="P1">(p+q)^2=p^2+q^2+2pq</text:p>
      <text:p text:style-name="P1">they are the frequencies of the alleles in the population compared to the frequencies of the genotipes, if the populetion respect it it follows the hardy-weinberg equilibrium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6T14:20:46.10</meta:creation-date>
    <dc:date>2018-11-16T15:56:23.08</dc:date>
    <meta:editing-duration>PT1H20M23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14" meta:word-count="63" meta:character-count="428"/>
  </office:meta>
</office:document-meta>
</file>